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_19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1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R. S. Green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January 29, 1891</text:p>
      <text:p text:style-name="P6">Month<text:tab/><text:tab/><text:tab/><text:tab/><text:tab/><text:tab/>January </text:p>
      <text:p text:style-name="P6">Year<text:tab/><text:tab/><text:tab/><text:tab/><text:tab/><text:tab/>1891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2">Established, 1875./</text:p>
      <text:p text:style-name="P2">R. S. GREEN,/</text:p>
      <text:p text:style-name="P2">Fine Clothing Manufacturer,/</text:p>
      <text:p text:style-name="P2">No. 240 SOUTH EIGHTH STREET,/</text:p>
      <text:p text:style-name="P4">Philadelphia, Pa., Jan 29th 1891/</text:p>
      <text:p text:style-name="P3">Reverend Sir,/</text:p>
      <text:p text:style-name="P3"><text:tab/>I am reemploying the/ party you wrote me about in your/ letters. <text:s/>I have not discharged him/ (however) without cause. <text:s/>I sincerely/ hope that the man will try and/ do better in the future./</text:p>
      <text:p text:style-name="P3">I am/ Resp. Yours/ R. S. Green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1T12:23:08.24</meta:creation-date>
    <meta:document-statistic meta:table-count="0" meta:image-count="0" meta:object-count="0" meta:page-count="2" meta:paragraph-count="68" meta:word-count="227" meta:character-count="1629"/>
    <dc:date>2011-11-21T12:25:53.34</dc:date>
    <dc:creator>Penn Libraries</dc:creator>
    <meta:editing-duration>PT00H02M45S</meta:editing-duration>
    <meta:editing-cycles>1</meta:editing-cycles>
    <meta:generator>OpenOffice.org/3.2$Win32 OpenOffice.org_project/320m12$Build-9483</meta:generator>
  </office:meta>
</office:document-meta>
</file>